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2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0.796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2.334cm"/>
    </style:style>
    <style:style style:name="co8" style:family="table-column">
      <style:table-column-properties fo:break-before="auto" style:column-width="0.626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1.48cm"/>
    </style:style>
    <style:style style:name="co11" style:family="table-column">
      <style:table-column-properties fo:break-before="auto" style:column-width="1.351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fo:background-color="#ffffcc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ffcc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order-bottom="0.035cm solid #000000" fo:background-color="#ffffcc" style:diagonal-bl-tr="none" style:diagonal-tl-br="none" fo:border-left="0.035cm solid #000000" fo:border-right="none" style:rotation-align="none" fo:border-top="none"/>
    </style:style>
    <style:style style:name="ce4" style:family="table-cell" style:parent-style-name="Default">
      <style:table-cell-properties fo:border-bottom="0.035cm solid #000000" fo:background-color="#ffffcc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ffffcc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</style:style>
    <style:style style:name="ce7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</style:style>
    <style:style style:name="ce8" style:family="table-cell" style:parent-style-name="Default">
      <style:table-cell-properties fo:border-bottom="0.035cm solid #000000" fo:background-color="#ffffcc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</style:style>
    <style:style style:name="ce1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</style:style>
    <style:style style:name="ce11" style:family="table-cell" style:parent-style-name="Default">
      <style:table-cell-properties fo:border-bottom="none" fo:background-color="#ffffcc" style:diagonal-bl-tr="none" style:diagonal-tl-br="none" fo:border-left="0.035cm solid #000000" fo:border-right="none" style:rotation-align="none" fo:border-top="0.035cm solid #000000"/>
    </style:style>
    <style:style style:name="ce1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1.058cm" style:writing-mode="page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fo:border-bottom="0.088cm solid #000000" fo:background-color="#ffffcc" style:diagonal-bl-tr="none" style:diagonal-tl-br="none" fo:border-left="none" fo:border-right="none" style:rotation-align="none" fo:border-top="0.088cm solid #000000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able-cell-properties fo:border-bottom="0.035cm solid #000000" fo:background-color="#ffffcc" style:diagonal-bl-tr="none" style:diagonal-tl-br="none" fo:border-left="none" fo:border-right="none" style:rotation-align="none" fo:border-top="none"/>
    </style:style>
    <style:style style:name="ce19" style:family="table-cell" style:parent-style-name="Default">
      <style:table-cell-properties fo:border-bottom="0.035cm solid #000000" fo:background-color="#ffffcc" style:cell-protect="none" style:print-content="true" style:diagonal-bl-tr="none" style:diagonal-tl-br="none" fo:border-left="none" fo:border-right="none" style:rotation-align="none" fo:border-top="none"/>
    </style:style>
    <style:style style:name="ce20" style:family="table-cell" style:parent-style-name="Default">
      <style:table-cell-properties fo:border-bottom="none" fo:background-color="#ffffcc" style:diagonal-bl-tr="none" style:diagonal-tl-br="none" fo:border-left="none" fo:border-right="none" style:rotation-align="none" fo:border-top="0.035cm solid #000000"/>
    </style:style>
    <style:style style:name="ce21" style:family="table-cell" style:parent-style-name="Default">
      <style:table-cell-properties fo:background-color="#ffffcc" style:cell-protect="none" style:print-content="true" style:diagonal-bl-tr="none" style:diagonal-tl-br="none" fo:border="none" style:rotation-align="none"/>
    </style:style>
    <style:style style:name="ce22" style:family="table-cell" style:parent-style-name="Default">
      <style:table-cell-properties fo:border-bottom="0.035cm solid #000000" style:cell-protect="none" style:print-content="true" style:diagonal-bl-tr="none" style:diagonal-tl-br="none" fo:background-color="transparent" fo:border-left="none" fo:border-right="none" style:rotation-align="none" fo:border-top="0.035cm solid #000000"/>
    </style:style>
    <style:style style:name="ce23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</style:style>
    <style:style style:name="ce24" style:family="table-cell" style:parent-style-name="Default">
      <style:table-cell-properties fo:border-bottom="0.035cm solid #000000" style:cell-protect="none" style:print-content="true" style:diagonal-bl-tr="none" style:diagonal-tl-br="none" fo:background-color="transparent" fo:border-left="none" fo:border-right="none" style:rotation-align="none" fo:border-top="none"/>
    </style:style>
    <style:style style:name="ce25" style:family="table-cell" style:parent-style-name="Default">
      <style:table-cell-properties fo:background-color="#ffffcc" style:diagonal-bl-tr="none" style:diagonal-tl-br="none" fo:border="none" style:rotation-align="none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none" fo:border-right="none" style:rotation-align="none" fo:border-top="0.035cm solid #000000"/>
    </style:style>
    <style:style style:name="ce2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2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0" style:family="table-cell" style:parent-style-name="Default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1" style:family="table-cell" style:parent-style-name="Default">
      <style:table-cell-properties fo:border-bottom="0.035cm solid #000000" fo:background-color="#ffffcc" style:diagonal-bl-tr="none" style:diagonal-tl-br="none" fo:border-left="none" fo:border-right="none" style:rotation-align="none" fo:border-top="0.035cm solid #000000"/>
    </style:style>
    <style:style style:name="ce32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ffffcc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fo:background-color="#ffffcc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fo:border-bottom="0.035cm solid #000000" fo:background-color="#ffff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fo:border-bottom="0.035cm solid #000000" fo:background-color="#ffffcc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fo:border-bottom="0.088cm solid #000000" fo:background-color="#ffffcc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fo:border-bottom="0.088cm solid #000000" fo:background-color="#ffffcc" style:diagonal-bl-tr="none" style:diagonal-tl-br="none" fo:border-left="none" fo:border-right="0.088cm solid #000000" style:rotation-align="none" fo:border-top="0.088cm solid #000000"/>
    </style:style>
    <style:style style:name="ce42" style:family="table-cell" style:parent-style-name="Default">
      <style:table-cell-properties fo:border-bottom="none" fo:background-color="#ffffcc" style:diagonal-bl-tr="none" style:diagonal-tl-br="none" fo:border-left="none" fo:border-right="0.035cm solid #000000" style:rotation-align="none" fo:border-top="none"/>
    </style:style>
    <style:style style:name="ce43" style:family="table-cell" style:parent-style-name="Default">
      <style:table-cell-properties fo:border-bottom="0.035cm solid #000000" fo:background-color="#ffffcc" style:diagonal-bl-tr="none" style:diagonal-tl-br="none" fo:border-left="none" fo:border-right="0.035cm solid #000000" style:rotation-align="none" fo:border-top="none"/>
    </style:style>
    <style:style style:name="ce44" style:family="table-cell" style:parent-style-name="Default">
      <style:table-cell-properties fo:border-bottom="none" fo:background-color="#ffffcc" style:diagonal-bl-tr="none" style:diagonal-tl-br="none" fo:border-left="none" fo:border-right="0.035cm solid #000000" style:rotation-align="none" fo:border-top="0.035cm solid #000000"/>
    </style:style>
    <style:style style:name="ce45" style:family="table-cell" style:parent-style-name="Default">
      <style:table-cell-properties fo:border-bottom="0.035cm solid #000000" fo:background-color="#ffffcc" style:diagonal-bl-tr="none" style:diagonal-tl-br="none" fo:border-left="none" fo:border-right="0.035cm solid #000000" style:rotation-align="none" fo:border-top="0.035cm solid #000000"/>
    </style:style>
    <style:style style:name="ce46" style:family="table-cell" style:parent-style-name="Default">
      <style:table-cell-properties fo:background-color="#ffffcc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fo:border-bottom="none" fo:background-color="#ffffcc" style:cell-protect="none" style:print-content="tru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0" style:family="table-cell" style:parent-style-name="Default" style:data-style-name="N1">
      <style:table-cell-properties fo:border-bottom="none" fo:background-color="#ffffcc" style:cell-protect="none" style:print-content="tru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fo:background-color="#e6e6e6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automatic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fo:background-color="#ffffcc"/>
    </style:style>
    <style:style style:name="ce6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7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[.$A$85:.$A$92])" table:allow-empty-cell="false" table:display-list="sorted-ascending" table:base-cell-address="Blank.B4"/>
        <table:content-validation table:name="val2" table:condition="of:cell-content-is-in-list([.$A$94:.$A$101])" table:allow-empty-cell="false" table:display-list="sorted-ascending" table:base-cell-address="Blank.B6"/>
        <table:content-validation table:name="val3" table:condition="of:cell-content-is-whole-number() and cell-content()&gt;0" table:allow-empty-cell="false" table:base-cell-address="Blank.B9"/>
        <table:content-validation table:name="val4" table:condition="of:cell-content-is-whole-number() and cell-content()=0" table:allow-empty-cell="true" table:base-cell-address="Blank.C25"/>
        <table:content-validation table:name="val5" table:condition="of:cell-content-is-in-list([.$A$137:.$A$160])" table:allow-empty-cell="false" table:display-list="sorted-ascending" table:base-cell-address="Blank.B25"/>
        <table:content-validation table:name="val6" table:condition="of:cell-content-is-whole-number() and cell-content-is-between(-10,10)" table:allow-empty-cell="false" table:base-cell-address="Blank.B27"/>
        <table:content-validation table:name="val7" table:condition="of:cell-content-is-in-list([.$A$192:.$A$197])" table:allow-empty-cell="false" table:display-list="sorted-ascending" table:base-cell-address="Blank.B45"/>
        <table:content-validation table:name="val8" table:condition="of:cell-content-is-decimal-number() and cell-content()&gt;0" table:allow-empty-cell="true" table:base-cell-address="Blank.B38"/>
        <table:content-validation table:name="val9" table:condition="of:cell-content-is-whole-number() and cell-content()=0" table:allow-empty-cell="false" table:base-cell-address="Blank.B39"/>
        <table:content-validation table:name="val10" table:condition="of:cell-content-is-in-list([.$A$226:.$A$232])" table:allow-empty-cell="false" table:display-list="sorted-ascending" table:base-cell-address="Blank.B48"/>
        <table:content-validation table:name="val11" table:condition="of:cell-content-is-whole-number() and cell-content-is-between(1,5)" table:allow-empty-cell="false" table:base-cell-address="Blank.B41"/>
        <table:content-validation table:name="val12" table:condition="of:cell-content-is-in-list(&quot;e&quot;;&quot;o&quot;;&quot;r&quot;)" table:allow-empty-cell="true" table:display-list="sorted-ascending" table:base-cell-address="Blank.K23"/>
        <table:content-validation table:name="val13" table:condition="of:cell-content-is-in-list(&quot;e&quot;;&quot;o&quot;;&quot;r&quot;)" table:allow-empty-cell="true" table:display-list="sorted-ascending" table:base-cell-address="Blank.K32"/>
        <table:content-validation table:name="val14" table:condition="of:cell-content-is-in-list(&quot;e&quot;;&quot;o&quot;;&quot;r&quot;)" table:allow-empty-cell="true" table:display-list="sorted-ascending" table:base-cell-address="Blank.K34"/>
        <table:content-validation table:name="val15" table:condition="of:cell-content-is-in-list(&quot;e&quot;;&quot;o&quot;;&quot;r&quot;)" table:allow-empty-cell="true" table:display-list="sorted-ascending" table:base-cell-address="Blank.K58"/>
        <table:content-validation table:name="val16" table:condition="of:cell-content-is-in-list(&quot;e&quot;;&quot;o&quot;;&quot;r&quot;)" table:allow-empty-cell="true" table:display-list="sorted-ascending" table:base-cell-address="Blank.K67"/>
        <table:content-validation table:name="val17" table:condition="of:cell-content-is-in-list(&quot;e&quot;;&quot;o&quot;;&quot;r&quot;)" table:allow-empty-cell="true" table:display-list="sorted-ascending" table:base-cell-address="Blank.N2"/>
        <table:content-validation table:name="val18" table:condition="of:cell-content-is-in-list(&quot;e&quot;;&quot;o&quot;;&quot;r&quot;)" table:allow-empty-cell="true" table:display-list="sorted-ascending" table:base-cell-address="Blank.N8"/>
        <table:content-validation table:name="val19" table:condition="of:cell-content-is-in-list(&quot;e&quot;;&quot;o&quot;;&quot;r&quot;)" table:allow-empty-cell="true" table:display-list="sorted-ascending" table:base-cell-address="Blank.N10"/>
        <table:content-validation table:name="val20" table:condition="of:cell-content-is-in-list(&quot;e&quot;;&quot;o&quot;;&quot;r&quot;)" table:allow-empty-cell="true" table:display-list="sorted-ascending" table:base-cell-address="Blank.N18"/>
        <table:content-validation table:name="val21" table:condition="of:cell-content-is-in-list(&quot;e&quot;;&quot;o&quot;;&quot;r&quot;)" table:allow-empty-cell="true" table:display-list="sorted-ascending" table:base-cell-address="Blank.N21"/>
        <table:content-validation table:name="val22" table:condition="of:cell-content-is-in-list(&quot;e&quot;;&quot;o&quot;;&quot;r&quot;)" table:allow-empty-cell="true" table:display-list="sorted-ascending" table:base-cell-address="Blank.N23"/>
        <table:content-validation table:name="val23" table:condition="of:cell-content-is-in-list(&quot;e&quot;;&quot;o&quot;;&quot;r&quot;)" table:allow-empty-cell="true" table:display-list="sorted-ascending" table:base-cell-address="Blank.N25"/>
        <table:content-validation table:name="val24" table:condition="of:cell-content-is-in-list(&quot;e&quot;;&quot;o&quot;;&quot;r&quot;)" table:allow-empty-cell="true" table:display-list="sorted-ascending" table:base-cell-address="Blank.N41"/>
        <table:content-validation table:name="val25" table:condition="of:cell-content-is-in-list(&quot;e&quot;;&quot;o&quot;;&quot;r&quot;)" table:allow-empty-cell="true" table:display-list="sorted-ascending" table:base-cell-address="Blank.N43"/>
      </table:content-validations>
      <table:table table:name="Blan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31" table:default-cell-style-name="Default"/>
        <table:table-row table:style-name="ro1">
          <table:table-cell table:style-name="ce1" office:value-type="string" table:number-columns-spanned="4" table:number-rows-spanned="1">
            <text:p>Rolemaster Race Creation Sheet</text:p>
          </table:table-cell>
          <table:covered-table-cell table:number-columns-repeated="3" table:style-name="ce16"/>
          <table:table-cell table:style-name="ce38" table:number-columns-spanned="4" table:number-rows-spanned="1"/>
          <table:covered-table-cell table:number-columns-repeated="2" table:style-name="ce16"/>
          <table:covered-table-cell table:style-name="ce41"/>
          <table:table-cell table:style-name="ce37" office:value-type="string">
            <text:p>Skills</text:p>
          </table:table-cell>
          <table:table-cell table:style-name="ce54" office:value-type="string">
            <text:p>Ranks</text:p>
          </table:table-cell>
          <table:table-cell table:style-name="ce39" office:value-type="string">
            <text:p>Class</text:p>
          </table:table-cell>
          <table:table-cell table:style-name="ce8" office:value-type="string">
            <text:p>Skills</text:p>
          </table:table-cell>
          <table:table-cell table:style-name="ce54" office:value-type="string">
            <text:p>Ranks</text:p>
          </table:table-cell>
          <table:table-cell table:style-name="ce39" office:value-type="string">
            <text:p>Class</text:p>
          </table:table-cell>
          <table:table-cell table:style-name="ce66"/>
          <table:table-cell table:number-columns-repeated="31"/>
        </table:table-row>
        <table:table-row table:style-name="ro2">
          <table:table-cell table:style-name="ce2" office:value-type="string">
            <text:p>Race Name:</text:p>
          </table:table-cell>
          <table:table-cell table:style-name="ce17" table:number-columns-spanned="4" table:number-rows-spanned="1"/>
          <table:covered-table-cell table:number-columns-repeated="3" table:style-name="ce17"/>
          <table:table-cell table:style-name="ce25" table:number-columns-repeated="2"/>
          <table:table-cell table:style-name="ce42"/>
          <table:table-cell table:style-name="ce46" office:value-type="string">
            <text:p>Armor-Heavy</text:p>
          </table:table-cell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Outdoor-Environmental</text:p>
          </table:table-cell>
          <table:table-cell table:style-name="ce55" table:content-validation-name="val4"/>
          <table:table-cell table:style-name="ce59" table:content-validation-name="val17"/>
          <table:table-cell table:style-name="ce66"/>
          <table:table-cell table:number-columns-repeated="31"/>
        </table:table-row>
        <table:table-row table:style-name="ro3">
          <table:table-cell table:style-name="ce3"/>
          <table:table-cell table:style-name="ce18" table:number-columns-repeated="5"/>
          <table:table-cell table:style-name="ce40" office:value-type="string">
            <text:p>Point Cost</text:p>
          </table:table-cell>
          <table:table-cell table:style-name="ce43"/>
          <table:table-cell table:style-name="ce47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7"/>
          <table:table-cell table:style-name="ce66"/>
          <table:table-cell table:number-columns-repeated="31"/>
        </table:table-row>
        <table:table-row table:style-name="ro3">
          <table:table-cell table:style-name="ce4" office:value-type="string">
            <text:p>Body Development</text:p>
          </table:table-cell>
          <table:table-cell table:style-name="ce19" table:content-validation-name="val1" office:value-type="string">
            <text:p>0.6.4.2.1</text:p>
          </table:table-cell>
          <table:table-cell table:style-name="ce18" table:number-columns-repeated="4"/>
          <table:table-cell table:style-name="ce18" table:formula="of:=VLOOKUP([.B4];[.$A$85:.$B$92];2;TRUE())" office:value-type="float" office:value="0">
            <text:p>0</text:p>
          </table:table-cell>
          <table:table-cell table:style-name="ce43"/>
          <table:table-cell table:style-name="ce48" office:value-type="string">
            <text:p>Armor-Light</text:p>
          </table:table-cell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7"/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Power Points</text:p>
          </table:table-cell>
          <table:table-cell table:style-name="ce20" table:number-columns-repeated="6"/>
          <table:table-cell table:style-name="ce44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Power Awareness</text:p>
          </table:table-cell>
          <table:table-cell table:style-name="ce55" table:content-validation-name="val4"/>
          <table:table-cell table:style-name="ce59" table:content-validation-name="val17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Channeling</text:p>
          </table:table-cell>
          <table:table-cell table:style-name="ce21" table:content-validation-name="val2" office:value-type="string">
            <text:p>0.5.3.2.2</text:p>
          </table:table-cell>
          <table:table-cell table:style-name="ce25" table:number-columns-repeated="4"/>
          <table:table-cell table:style-name="ce25" table:formula="of:=VLOOKUP([.B6];[.$A$94:.$B$101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7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Essence</text:p>
          </table:table-cell>
          <table:table-cell table:style-name="ce21" table:content-validation-name="val2" office:value-type="string">
            <text:p>0.5.3.2.2</text:p>
          </table:table-cell>
          <table:table-cell table:style-name="ce25" table:number-columns-repeated="4"/>
          <table:table-cell table:style-name="ce25" table:formula="of:=VLOOKUP([.B7];[.$A$94:.$B$101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7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Mentalism</text:p>
          </table:table-cell>
          <table:table-cell table:style-name="ce21" table:content-validation-name="val2" office:value-type="string">
            <text:p>0.5.3.2.2</text:p>
          </table:table-cell>
          <table:table-cell table:style-name="ce25" table:number-columns-repeated="4"/>
          <table:table-cell table:style-name="ce25" table:formula="of:=VLOOKUP([.B8];[.$A$94:.$B$101];2;TRUE())" office:value-type="float" office:value="0">
            <text:p>0</text:p>
          </table:table-cell>
          <table:table-cell table:style-name="ce42"/>
          <table:table-cell table:style-name="ce50" office:value-type="string">
            <text:p>Armor-Medium</text:p>
          </table:table-cell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Power Manipulation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7" office:value-type="string">
            <text:p>Arcane</text:p>
          </table:table-cell>
          <table:table-cell table:style-name="ce19" table:content-validation-name="val2" office:value-type="string">
            <text:p>0.5.3.2.2</text:p>
          </table:table-cell>
          <table:table-cell table:style-name="ce18" table:number-columns-repeated="4"/>
          <table:table-cell table:style-name="ce25" table:formula="of:=VLOOKUP([.B9];[.$A$94:.$B$101];2;TRUE())" office:value-type="float" office:value="0">
            <text:p>0</text:p>
          </table:table-cell>
          <table:table-cell table:style-name="ce43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8"/>
          <table:table-cell table:style-name="ce66"/>
          <table:table-cell table:number-columns-repeated="31"/>
        </table:table-row>
        <table:table-row table:style-name="ro3">
          <table:table-cell table:style-name="ce8" office:value-type="string">
            <text:p>Lifespan</text:p>
          </table:table-cell>
          <table:table-cell table:style-name="ce22" table:content-validation-name="val3" office:value-type="float" office:value="100">
            <text:p>100</text:p>
          </table:table-cell>
          <table:table-cell table:style-name="ce31" office:value-type="string">
            <text:p>years</text:p>
          </table:table-cell>
          <table:table-cell table:style-name="ce31" table:number-columns-repeated="3"/>
          <table:table-cell table:style-name="ce31" table:formula="of:=IF([.B10]=&quot;Immortal&quot;;15;VLOOKUP([.B10];Lifespan;2;TRUE()))" office:value-type="float" office:value="0">
            <text:p>0</text:p>
          </table:table-cell>
          <table:table-cell table:style-name="ce45"/>
          <table:table-cell table:style-name="ce50" office:value-type="string">
            <text:p>Artistic-Active</text:p>
          </table:table-cell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Power Point Development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Resistance Rolls</text:p>
          </table:table-cell>
          <table:table-cell table:style-name="ce20" table:number-columns-repeated="6"/>
          <table:table-cell table:style-name="ce44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Channeling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2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Science/Analytic-Basic</text:p>
          </table:table-cell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Essence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3];ResistanceRolls;2;TRUE())" office:value-type="float" office:value="0">
            <text:p>0</text:p>
          </table:table-cell>
          <table:table-cell table:style-name="ce42"/>
          <table:table-cell table:style-name="ce50" office:value-type="string">
            <text:p>Artistic-Passive</text:p>
          </table:table-cell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Mentalism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4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Arcane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5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Psychic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6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Disease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7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Poison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8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Fear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19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Cold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20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Heat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21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19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Shock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22];ResistanceRolls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Science/Analytic-Spec.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Electricity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 table:number-columns-repeated="4"/>
          <table:table-cell table:style-name="ce25" table:formula="of:=VLOOKUP([.B23];ResistanceRolls;2;TRUE())" office:value-type="float" office:value="0">
            <text:p>0</text:p>
          </table:table-cell>
          <table:table-cell table:style-name="ce42"/>
          <table:table-cell table:style-name="ce50" office:value-type="string">
            <text:p>Athletic-Brawn</text:p>
          </table:table-cell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20"/>
          <table:table-cell table:style-name="ce66"/>
          <table:table-cell table:number-columns-repeated="31"/>
        </table:table-row>
        <table:table-row table:style-name="ro3">
          <table:table-cell table:style-name="ce7" office:value-type="string">
            <text:p>Vacuum</text:p>
          </table:table-cell>
          <table:table-cell table:style-name="ce24" table:content-validation-name="val4" office:value-type="float" office:value="0">
            <text:p>0</text:p>
          </table:table-cell>
          <table:table-cell table:style-name="ce18" table:number-columns-repeated="4"/>
          <table:table-cell table:style-name="ce25" table:formula="of:=VLOOKUP([.B24];ResistanceRolls;2;TRUE())" office:value-type="float" office:value="0">
            <text:p>0</text:p>
          </table:table-cell>
          <table:table-cell table:style-name="ce43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Self Control</text:p>
          </table:table-cell>
          <table:table-cell table:style-name="ce55" table:content-validation-name="val4"/>
          <table:table-cell table:style-name="ce59" table:content-validation-name="val20"/>
          <table:table-cell table:style-name="ce66"/>
          <table:table-cell table:number-columns-repeated="31"/>
        </table:table-row>
        <table:table-row table:style-name="ro3">
          <table:table-cell table:style-name="ce8" office:value-type="string">
            <text:p>Soul Departure</text:p>
          </table:table-cell>
          <table:table-cell table:style-name="ce22" table:content-validation-name="val5" office:value-type="float" office:value="12">
            <text:p>12</text:p>
          </table:table-cell>
          <table:table-cell table:style-name="ce31" office:value-type="string">
            <text:p>rounds</text:p>
          </table:table-cell>
          <table:table-cell table:style-name="ce31" table:number-columns-repeated="3"/>
          <table:table-cell table:style-name="ce31" table:formula="of:=VLOOKUP([.B25];[.$A$137:.$B$160];2;TRUE())" office:value-type="float" office:value="0">
            <text:p>0</text:p>
          </table:table-cell>
          <table:table-cell table:style-name="ce45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20"/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Starting Languages</text:p>
          </table:table-cell>
          <table:table-cell table:style-name="ce20"/>
          <table:table-cell table:style-name="ce32" office:value-type="string">
            <text:p>Spoken</text:p>
          </table:table-cell>
          <table:table-cell table:style-name="ce32"/>
          <table:table-cell table:style-name="ce32" office:value-type="string">
            <text:p>Written</text:p>
          </table:table-cell>
          <table:table-cell table:style-name="ce20"/>
          <table:table-cell table:style-name="ce20" table:formula="of:=VLOOKUP(COUNTIF([.C27:.C33];&quot;&gt;0&quot;);[.$A$162:.$B$168];2;FALSE())" office:value-type="float" office:value="0">
            <text:p>0</text:p>
          </table:table-cell>
          <table:table-cell table:style-name="ce44"/>
          <table:table-cell table:style-name="ce50" office:value-type="string">
            <text:p>Athletic-Endurance</text:p>
          </table:table-cell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20"/>
          <table:table-cell table:style-name="ce66"/>
          <table:table-cell table:number-columns-repeated="31"/>
        </table:table-row>
        <table:table-row table:style-name="ro1">
          <table:table-cell table:style-name="ce9" office:value-type="string">
            <text:p>Own Language</text:p>
          </table:table-cell>
          <table:table-cell table:style-name="ce25"/>
          <table:table-cell table:style-name="ce23" table:content-validation-name="val4" office:value-type="float" office:value="8">
            <text:p>8</text:p>
          </table:table-cell>
          <table:table-cell table:style-name="ce27" table:formula="of:=IF([.C27]&lt;&gt;&quot;&quot;;&quot;/&quot;;&quot;&quot;)" office:value-type="string" office:string-value="/">
            <text:p>/</text:p>
          </table:table-cell>
          <table:table-cell table:style-name="ce23" table:content-validation-name="val4" office:value-type="float" office:value="4">
            <text:p>4</text:p>
          </table:table-cell>
          <table:table-cell table:style-name="ce25"/>
          <table:table-cell table:style-name="ce25" table:formula="of:=[.C27]+[.E27]-12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Special Attacks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9" office:value-type="string">
            <text:p>Other Language</text:p>
          </table:table-cell>
          <table:table-cell table:style-name="ce25"/>
          <table:table-cell table:style-name="ce23" table:content-validation-name="val4" office:value-type="float" office:value="5">
            <text:p>5</text:p>
          </table:table-cell>
          <table:table-cell table:style-name="ce27" table:formula="of:=IF([.C28]&lt;&gt;&quot;&quot;;&quot;/&quot;;&quot;&quot;)" office:value-type="string" office:string-value="/">
            <text:p>/</text:p>
          </table:table-cell>
          <table:table-cell table:style-name="ce23" table:content-validation-name="val4" office:value-type="float" office:value="0">
            <text:p>0</text:p>
          </table:table-cell>
          <table:table-cell table:style-name="ce25"/>
          <table:table-cell table:style-name="ce25" table:formula="of:=IF([.C28]+[.E28]&gt;0;[.C28]+[.E28]-5;&quot;&quot;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21"/>
          <table:table-cell table:style-name="ce66"/>
          <table:table-cell table:number-columns-repeated="31"/>
        </table:table-row>
        <table:table-row table:style-name="ro3">
          <table:table-cell table:style-name="ce9"/>
          <table:table-cell table:style-name="ce25"/>
          <table:table-cell table:style-name="ce23" table:content-validation-name="val4"/>
          <table:table-cell table:style-name="ce27" table:formula="of:=IF([.C29]&lt;&gt;&quot;&quot;;&quot;/&quot;;&quot;&quot;)">
            <text:p/>
          </table:table-cell>
          <table:table-cell table:style-name="ce23" table:content-validation-name="val4"/>
          <table:table-cell table:style-name="ce25"/>
          <table:table-cell table:style-name="ce25" table:formula="of:=IF([.C29]+[.E29]&gt;0;[.C29]+[.E29]-5;&quot;&quot;)">
            <text:p/>
          </table:table-cell>
          <table:table-cell table:style-name="ce42"/>
          <table:table-cell table:style-name="ce50" office:value-type="string">
            <text:p>Athletic-Gymnastics</text:p>
          </table:table-cell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21"/>
          <table:table-cell table:style-name="ce66"/>
          <table:table-cell table:number-columns-repeated="31"/>
        </table:table-row>
        <table:table-row table:style-name="ro3">
          <table:table-cell table:style-name="ce9"/>
          <table:table-cell table:style-name="ce25"/>
          <table:table-cell table:style-name="ce23" table:content-validation-name="val4"/>
          <table:table-cell table:style-name="ce27" table:formula="of:=IF([.C30]&lt;&gt;&quot;&quot;;&quot;/&quot;;&quot;&quot;)">
            <text:p/>
          </table:table-cell>
          <table:table-cell table:style-name="ce23" table:content-validation-name="val4"/>
          <table:table-cell table:style-name="ce25"/>
          <table:table-cell table:style-name="ce25" table:formula="of:=IF([.C30]+[.E30]&gt;0;[.C30]+[.E30]-5;&quot;&quot;)">
            <text:p/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50" office:value-type="string">
            <text:p>Special Defenses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9"/>
          <table:table-cell table:style-name="ce25"/>
          <table:table-cell table:style-name="ce23" table:content-validation-name="val4"/>
          <table:table-cell table:style-name="ce27" table:formula="of:=IF([.C31]&lt;&gt;&quot;&quot;;&quot;/&quot;;&quot;&quot;)">
            <text:p/>
          </table:table-cell>
          <table:table-cell table:style-name="ce23" table:content-validation-name="val4"/>
          <table:table-cell table:style-name="ce25"/>
          <table:table-cell table:style-name="ce25" table:formula="of:=IF([.C31]+[.E31]&gt;0;[.C31]+[.E31]-5;&quot;&quot;)">
            <text:p/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2"/>
          <table:table-cell table:style-name="ce49"/>
          <table:table-cell table:style-name="ce55" table:content-validation-name="val4"/>
          <table:table-cell table:style-name="ce59" table:content-validation-name="val22"/>
          <table:table-cell table:style-name="ce66"/>
          <table:table-cell table:number-columns-repeated="31"/>
        </table:table-row>
        <table:table-row table:style-name="ro3">
          <table:table-cell table:style-name="ce9"/>
          <table:table-cell table:style-name="ce25"/>
          <table:table-cell table:style-name="ce23" table:content-validation-name="val4"/>
          <table:table-cell table:style-name="ce27" table:formula="of:=IF([.C32]&lt;&gt;&quot;&quot;;&quot;/&quot;;&quot;&quot;)">
            <text:p/>
          </table:table-cell>
          <table:table-cell table:style-name="ce23" table:content-validation-name="val4"/>
          <table:table-cell table:style-name="ce25"/>
          <table:table-cell table:style-name="ce25" table:formula="of:=IF([.C32]+[.E32]&gt;0;[.C32]+[.E32]-5;&quot;&quot;)">
            <text:p/>
          </table:table-cell>
          <table:table-cell table:style-name="ce42"/>
          <table:table-cell table:style-name="ce50" office:value-type="string">
            <text:p>Awareness-Perceptions</text:p>
          </table:table-cell>
          <table:table-cell table:number-columns-repeated="2" table:style-name="ce56" office:value-type="string">
            <text:p>—</text:p>
          </table:table-cell>
          <table:table-cell table:style-name="ce50" office:value-type="string">
            <text:p>Spells-Own Realm Open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10"/>
          <table:table-cell table:style-name="ce18"/>
          <table:table-cell table:style-name="ce24" table:content-validation-name="val4"/>
          <table:table-cell table:style-name="ce36" table:formula="of:=IF([.C33]&lt;&gt;&quot;&quot;;&quot;/&quot;;&quot;&quot;)">
            <text:p/>
          </table:table-cell>
          <table:table-cell table:style-name="ce24" table:content-validation-name="val4"/>
          <table:table-cell table:style-name="ce18"/>
          <table:table-cell table:style-name="ce18" table:formula="of:=IF([.C33]+[.E33]&gt;0;[.C33]+[.E33]-5;&quot;&quot;)">
            <text:p/>
          </table:table-cell>
          <table:table-cell table:style-name="ce43"/>
          <table:table-cell table:style-name="ce49"/>
          <table:table-cell table:style-name="ce55" table:content-validation-name="val4"/>
          <table:table-cell table:style-name="ce59" table:content-validation-name="val13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Stat Bonuses</text:p>
          </table:table-cell>
          <table:table-cell table:style-name="ce20" table:number-columns-repeated="6"/>
          <table:table-cell table:style-name="ce44"/>
          <table:table-cell table:style-name="ce49"/>
          <table:table-cell table:style-name="ce55" table:content-validation-name="val4"/>
          <table:table-cell table:style-name="ce59" table:content-validation-name="val13"/>
          <table:table-cell table:style-name="ce50" office:value-type="string">
            <text:p>Subterfuge Attack</text:p>
          </table:table-cell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Agility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35];[.$A$170:.$B$190];2;TRUE())" office:value-type="float" office:value="0">
            <text:p>0</text:p>
          </table:table-cell>
          <table:table-cell table:style-name="ce42"/>
          <table:table-cell table:style-name="ce50" office:value-type="string">
            <text:p>Awareness-Searching</text:p>
          </table:table-cell>
          <table:table-cell table:style-name="ce55" table:content-validation-name="val4"/>
          <table:table-cell table:style-name="ce59" table:content-validation-name="val13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Constitution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36];[.$A$170:.$B$190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3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Memory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37];[.$A$170:.$B$190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3"/>
          <table:table-cell table:style-name="ce50" office:value-type="string">
            <text:p>Subterfuge-Mechanics</text:p>
          </table:table-cell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Reasoning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38];[.$A$170:.$B$190];2;TRUE())" office:value-type="float" office:value="0">
            <text:p>0</text:p>
          </table:table-cell>
          <table:table-cell table:style-name="ce42"/>
          <table:table-cell table:style-name="ce50" office:value-type="string">
            <text:p>Awareness-Senses</text:p>
          </table:table-cell>
          <table:table-cell table:style-name="ce55" table:content-validation-name="val4"/>
          <table:table-cell table:style-name="ce59" table:content-validation-name="val13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Self-Discipline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39];[.$A$170:.$B$190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3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Empathy</text:p>
          </table:table-cell>
          <table:table-cell table:style-name="ce23" table:content-validation-name="val6" office:value-type="float" office:value="0">
            <text:p>0</text:p>
          </table:table-cell>
          <table:table-cell table:number-columns-repeated="4" table:style-name="ce25"/>
          <table:table-cell table:style-name="ce25" table:formula="of:=VLOOKUP([.B40];[.$A$170:.$B$190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3"/>
          <table:table-cell table:style-name="ce50" office:value-type="string">
            <text:p>Subterfuge-Stealth</text:p>
          </table:table-cell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Intuition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41];[.$A$170:.$B$190];2;TRUE())" office:value-type="float" office:value="0">
            <text:p>0</text:p>
          </table:table-cell>
          <table:table-cell table:style-name="ce42"/>
          <table:table-cell table:style-name="ce50" office:value-type="string">
            <text:p>Body Development</text:p>
          </table:table-cell>
          <table:table-cell table:number-columns-repeated="2" table:style-name="ce56" office:value-type="string">
            <text:p>—</text:p>
          </table:table-cell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1">
          <table:table-cell table:style-name="ce6" office:value-type="string">
            <text:p>Presence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42];[.$A$170:.$B$190];2;TRUE())" office:value-type="float" office:value="0">
            <text:p>0</text:p>
          </table:table-cell>
          <table:table-cell table:style-name="ce42"/>
          <table:table-cell table:style-name="ce51" office:value-type="string">
            <text:p>Body Development</text:p>
          </table:table-cell>
          <table:table-cell table:style-name="ce55" table:content-validation-name="val3"/>
          <table:table-cell table:style-name="ce59" table:content-validation-name="val14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6" office:value-type="string">
            <text:p>Quickness</text:p>
          </table:table-cell>
          <table:table-cell table:style-name="ce23" table:content-validation-name="val6" office:value-type="float" office:value="0">
            <text:p>0</text:p>
          </table:table-cell>
          <table:table-cell table:style-name="ce25" table:number-columns-repeated="4"/>
          <table:table-cell table:style-name="ce25" table:formula="of:=VLOOKUP([.B43];[.$A$170:.$B$190];2;TRUE())" office:value-type="float" office:value="0">
            <text:p>0</text:p>
          </table:table-cell>
          <table:table-cell table:style-name="ce42"/>
          <table:table-cell table:style-name="ce50" office:value-type="string">
            <text:p>Combat Maneuvers</text:p>
          </table:table-cell>
          <table:table-cell table:number-columns-repeated="2" table:style-name="ce56" office:value-type="string">
            <text:p>—</text:p>
          </table:table-cell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7" office:value-type="string">
            <text:p>Strength</text:p>
          </table:table-cell>
          <table:table-cell table:style-name="ce24" table:content-validation-name="val6" office:value-type="float" office:value="0">
            <text:p>0</text:p>
          </table:table-cell>
          <table:table-cell table:style-name="ce18" table:number-columns-repeated="4"/>
          <table:table-cell table:style-name="ce25" table:formula="of:=VLOOKUP([.B44];[.$A$170:.$B$190];2;TRUE())" office:value-type="float" office:value="0">
            <text:p>0</text:p>
          </table:table-cell>
          <table:table-cell table:style-name="ce43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Technical/Trade-General</text:p>
          </table:table-cell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Required Sleep</text:p>
          </table:table-cell>
          <table:table-cell table:style-name="ce26" table:content-validation-name="val7" office:value-type="float" office:value="6">
            <text:p>6</text:p>
          </table:table-cell>
          <table:table-cell table:style-name="ce33" office:value-type="string">
            <text:p>hours</text:p>
          </table:table-cell>
          <table:table-cell table:style-name="ce20" table:number-columns-repeated="3"/>
          <table:table-cell table:style-name="ce20" table:formula="of:=VLOOKUP([.B45];[.$A$192:.$B$197];2;TRUE())" office:value-type="float" office:value="0">
            <text:p>0</text:p>
          </table:table-cell>
          <table:table-cell table:style-name="ce44"/>
          <table:table-cell table:style-name="ce50" office:value-type="string">
            <text:p>Communications</text:p>
          </table:table-cell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2" office:value-type="string">
            <text:p>Days without Sleep</text:p>
          </table:table-cell>
          <table:table-cell table:style-name="ce23" table:content-validation-name="val8" office:value-type="float" office:value="1">
            <text:p>1</text:p>
          </table:table-cell>
          <table:table-cell table:style-name="ce34" office:value-type="string" table:number-columns-spanned="4" table:number-rows-spanned="1">
            <text:p>days</text:p>
          </table:table-cell>
          <table:covered-table-cell table:number-columns-repeated="3" table:style-name="ce25"/>
          <table:table-cell table:style-name="ce25" table:formula="of:=IF([.B46]&gt;1;5*([.B46]-1);0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3"/>
          <table:table-cell table:style-name="ce66"/>
          <table:table-cell table:number-columns-repeated="31"/>
        </table:table-row>
        <table:table-row table:style-name="ro3">
          <table:table-cell table:style-name="ce2" office:value-type="string">
            <text:p>Exhaustion Points</text:p>
          </table:table-cell>
          <table:table-cell table:style-name="ce23" table:content-validation-name="val9" office:value-type="float" office:value="0">
            <text:p>0</text:p>
          </table:table-cell>
          <table:table-cell table:style-name="ce34" office:value-type="string" table:number-columns-spanned="4" table:number-rows-spanned="1">
            <text:p>bonus exhaustion points</text:p>
          </table:table-cell>
          <table:covered-table-cell table:number-columns-repeated="3" table:style-name="ce25"/>
          <table:table-cell table:style-name="ce25" table:formula="of:=VLOOKUP([.B47];[.$A$199:.$B$209];2;TRUE())" office:value-type="float" office:value="0">
            <text:p>0</text:p>
          </table:table-cell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Technical/Trade-Prof.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2" office:value-type="string">
            <text:p>Recovery Multiplier</text:p>
          </table:table-cell>
          <table:table-cell table:style-name="ce23" table:content-validation-name="val10" office:value-type="float" office:value="1">
            <text:p>1</text:p>
          </table:table-cell>
          <table:table-cell table:style-name="ce25" table:number-columns-repeated="4"/>
          <table:table-cell table:style-name="ce25" table:formula="of:=VLOOKUP([.B48];[.$A$226:.$B$232];2;TRUE())" office:value-type="float" office:value="0">
            <text:p>0</text:p>
          </table:table-cell>
          <table:table-cell table:style-name="ce42"/>
          <table:table-cell table:style-name="ce50" office:value-type="string">
            <text:p>Crafts</text:p>
          </table:table-cell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4"/>
          <table:table-cell table:style-name="ce66"/>
          <table:table-cell table:number-columns-repeated="31"/>
        </table:table-row>
        <table:table-row table:style-name="ro3">
          <table:table-cell table:style-name="ce4" office:value-type="string">
            <text:p>Race Type for Stat Loss</text:p>
          </table:table-cell>
          <table:table-cell table:style-name="ce24" table:content-validation-name="val11" office:value-type="float" office:value="3">
            <text:p>3</text:p>
          </table:table-cell>
          <table:table-cell table:style-name="ce35" office:value-type="string" table:number-columns-spanned="4" table:number-rows-spanned="1">
            <text:p>Between 1 and 5.</text:p>
          </table:table-cell>
          <table:covered-table-cell table:number-columns-repeated="3" table:style-name="ce18"/>
          <table:table-cell table:style-name="ce18" table:formula="of:=5*(3-[.B49])" office:value-type="float" office:value="0">
            <text:p>0</text:p>
          </table:table-cell>
          <table:table-cell table:style-name="ce43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4"/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Adolescent Skill Ranks</text:p>
          </table:table-cell>
          <table:table-cell table:style-name="ce20" table:formula="of:=SUM([.J2:.J75])+SUM([.M2:.M75])" office:value-type="float" office:value="0">
            <text:p>0</text:p>
          </table:table-cell>
          <table:table-cell table:style-name="ce33" office:value-type="string" table:number-columns-spanned="4" table:number-rows-spanned="1">
            <text:p>Number of skill ranks.</text:p>
          </table:table-cell>
          <table:covered-table-cell table:number-columns-repeated="3" table:style-name="ce20"/>
          <table:table-cell table:style-name="ce20" table:formula="of:=IF([.B50]=0;0;IF([.B50]&lt;56;5;IF([.B50]&lt;66;5+[.B50]-55;IF([.B50]&lt;81;15+2*([.B50]-65);IF([.B50]&lt;101;45+3*([.B50]-80);105+5*([.B50]-100))))))" office:value-type="float" office:value="0">
            <text:p>0</text:p>
          </table:table-cell>
          <table:table-cell table:style-name="ce44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Technical/Trade-Voc.</text:p>
          </table:table-cell>
          <table:table-cell table:style-name="ce56" office:value-type="string">
            <text:p>—</text:p>
          </table:table-cell>
          <table:table-cell table:style-name="ce63" office:value-type="string">
            <text:p>—</text:p>
          </table:table-cell>
          <table:table-cell table:style-name="ce66"/>
          <table:table-cell table:number-columns-repeated="31"/>
        </table:table-row>
        <table:table-row table:style-name="ro3">
          <table:table-cell table:style-name="ce2" office:value-type="string">
            <text:p>Everyman Skills</text:p>
          </table:table-cell>
          <table:table-cell table:style-name="ce25" table:formula="of:=COUNTIF([.K3:.K76];&quot;e&quot;)+COUNTIF([.N3:.N76];&quot;e&quot;)+2*COUNTIF([.K3:.K76];&quot;o&quot;)+2*COUNTIF([.N3:.N76];&quot;o&quot;)" office:value-type="float" office:value="0">
            <text:p>0</text:p>
          </table:table-cell>
          <table:table-cell table:style-name="ce34" office:value-type="string" table:number-columns-spanned="4" table:number-rows-spanned="1">
            <text:p>Number of Everyman skills.</text:p>
          </table:table-cell>
          <table:covered-table-cell table:number-columns-repeated="3" table:style-name="ce25"/>
          <table:table-cell table:style-name="ce25" table:formula="of:=IF([.B51]&lt;11;[.B51];IF([.B51]&lt;21;10+2*([.B51]-10);30+3*([.B51]-20)))" office:value-type="float" office:value="0">
            <text:p>0</text:p>
          </table:table-cell>
          <table:table-cell table:style-name="ce42"/>
          <table:table-cell table:style-name="ce50" office:value-type="string">
            <text:p>Directed Spells</text:p>
          </table:table-cell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4" office:value-type="string">
            <text:p>Restricted Skills</text:p>
          </table:table-cell>
          <table:table-cell table:style-name="ce18" table:formula="of:=COUNTIF([.K4:.K76];&quot;r&quot;)+COUNTIF([.N4:.N76];&quot;r&quot;)" office:value-type="float" office:value="0">
            <text:p>0</text:p>
          </table:table-cell>
          <table:table-cell table:style-name="ce35" office:value-type="string" table:number-columns-spanned="4" table:number-rows-spanned="1">
            <text:p>Number of Restricted skills.</text:p>
          </table:table-cell>
          <table:covered-table-cell table:number-columns-repeated="3" table:style-name="ce18"/>
          <table:table-cell table:style-name="ce18" table:formula="of:=IF([.B52]&lt;6;-2*[.B52];IF([.B52]&lt;11;-10-([.B52]-5);-15))" office:value-type="float" office:value="-0">
            <text:p>-0</text:p>
          </table:table-cell>
          <table:table-cell table:style-name="ce43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11"/>
          <table:table-cell table:style-name="ce20" table:number-columns-repeated="6"/>
          <table:table-cell table:style-name="ce44"/>
          <table:table-cell table:style-name="ce50" office:value-type="string">
            <text:p>Influence</text:p>
          </table:table-cell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Urban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12" office:value-type="string" table:number-columns-spanned="7" table:number-rows-spanned="1">
            <text:p>(Note: For large or small races, take the Gigantism or Dwarfism</text:p>
          </table:table-cell>
          <table:covered-table-cell table:number-columns-repeated="6" table:style-name="ce27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12" office:value-type="string" table:number-columns-spanned="7" table:number-rows-spanned="1">
            <text:p>Talents and modify St and Qu appropriately.)</text:p>
          </table:table-cell>
          <table:covered-table-cell table:number-columns-repeated="6" table:style-name="ce27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2" office:value-type="string">
            <text:p>Talents</text:p>
          </table:table-cell>
          <table:table-cell table:style-name="ce25" table:number-columns-repeated="6"/>
          <table:table-cell table:style-name="ce42"/>
          <table:table-cell table:style-name="ce50" office:value-type="string">
            <text:p>Lore-General</text:p>
          </table:table-cell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Weapon-1H Concussion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Weapon-1H Edged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Weapon-2H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50" office:value-type="string">
            <text:p>Lore-Magical</text:p>
          </table:table-cell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Weapon-Missile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50" office:value-type="string">
            <text:p>Lore-Obscure</text:p>
          </table:table-cell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Weapon-Missile Artillery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2" office:value-type="string">
            <text:p>Flaws</text:p>
          </table:table-cell>
          <table:table-cell table:style-name="ce25" table:number-columns-repeated="6"/>
          <table:table-cell table:style-name="ce42"/>
          <table:table-cell table:style-name="ce50" office:value-type="string">
            <text:p>Lore-Technical</text:p>
          </table:table-cell>
          <table:table-cell table:style-name="ce55" table:content-validation-name="val4"/>
          <table:table-cell table:style-name="ce59" table:content-validation-name="val15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5"/>
          <table:table-cell table:style-name="ce50" office:value-type="string">
            <text:p>Weapon-Pole Arms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50" office:value-type="string">
            <text:p>Martial Arts-Com.Man.</text:p>
          </table:table-cell>
          <table:table-cell table:number-columns-repeated="2" table:style-name="ce56" office:value-type="string">
            <text:p>—</text:p>
          </table:table-cell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6"/>
          <table:table-cell table:style-name="ce50" office:value-type="string">
            <text:p>Weapon-Thrown</text:p>
          </table:table-cell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50" office:value-type="string">
            <text:p>Martial Arts-Striking</text:p>
          </table:table-cell>
          <table:table-cell table:style-name="ce55" table:content-validation-name="val4"/>
          <table:table-cell table:style-name="ce59" table:content-validation-name="val16"/>
          <table:table-cell table:style-name="ce49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6"/>
          <table:table-cell table:style-name="ce61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50" office:value-type="string">
            <text:p>Martial Arts-Sweeps</text:p>
          </table:table-cell>
          <table:table-cell table:style-name="ce55" table:content-validation-name="val4"/>
          <table:table-cell table:style-name="ce59" table:content-validation-name="val16"/>
          <table:table-cell table:style-name="ce61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49"/>
          <table:table-cell table:style-name="ce55" table:content-validation-name="val4"/>
          <table:table-cell table:style-name="ce59" table:content-validation-name="val16"/>
          <table:table-cell table:style-name="ce61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9" table:number-columns-spanned="5" table:number-rows-spanned="1"/>
          <table:covered-table-cell table:number-columns-repeated="4" table:style-name="ce28"/>
          <table:table-cell table:style-name="ce25"/>
          <table:table-cell table:style-name="ce23"/>
          <table:table-cell table:style-name="ce42"/>
          <table:table-cell table:style-name="ce50" office:value-type="string">
            <text:p>Outdoor-Animal</text:p>
          </table:table-cell>
          <table:table-cell table:style-name="ce55" table:content-validation-name="val4"/>
          <table:table-cell table:style-name="ce59" table:content-validation-name="val16"/>
          <table:table-cell table:style-name="ce61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5" office:value-type="string">
            <text:p>Total Cost</text:p>
          </table:table-cell>
          <table:table-cell table:style-name="ce20" table:number-columns-repeated="5"/>
          <table:table-cell table:style-name="ce20" table:formula="of:=SUM([.G4:.G73])" office:value-type="float" office:value="0">
            <text:p>0</text:p>
          </table:table-cell>
          <table:table-cell table:style-name="ce44"/>
          <table:table-cell table:style-name="ce47"/>
          <table:table-cell table:style-name="ce55" table:content-validation-name="val4"/>
          <table:table-cell table:style-name="ce59" table:content-validation-name="val16"/>
          <table:table-cell table:style-name="ce61"/>
          <table:table-cell table:style-name="ce55" table:content-validation-name="val4"/>
          <table:table-cell table:style-name="ce59" table:content-validation-name="val25"/>
          <table:table-cell table:style-name="ce66"/>
          <table:table-cell table:number-columns-repeated="31"/>
        </table:table-row>
        <table:table-row table:style-name="ro3">
          <table:table-cell table:style-name="ce2"/>
          <table:table-cell table:style-name="ce29" office:value-type="string" table:number-columns-spanned="4" table:number-rows-spanned="1">
            <text:p>Racial Talent Points:</text:p>
          </table:table-cell>
          <table:covered-table-cell table:style-name="ce29"/>
          <table:covered-table-cell table:number-columns-repeated="2" table:style-name="ce25"/>
          <table:table-cell table:style-name="ce27" table:formula="of:=VLOOKUP([.G74];[.$A$211:.$B$224];2;TRUE())" office:value-type="float" office:value="60">
            <text:p>60</text:p>
          </table:table-cell>
          <table:table-cell table:style-name="ce25"/>
          <table:table-cell table:style-name="ce42"/>
          <table:table-cell table:style-name="ce52"/>
          <table:table-cell table:style-name="ce57" table:content-validation-name="val4"/>
          <table:table-cell table:style-name="ce60" table:content-validation-name="val16"/>
          <table:table-cell table:style-name="ce62" office:value-type="string">
            <text:p>Hobby Skill Ranks</text:p>
          </table:table-cell>
          <table:table-cell table:style-name="ce57" table:content-validation-name="val4"/>
          <table:table-cell table:style-name="ce64"/>
          <table:table-cell table:style-name="ce66"/>
          <table:table-cell table:number-columns-repeated="31"/>
        </table:table-row>
        <table:table-row table:style-name="ro3">
          <table:table-cell table:style-name="ce13"/>
          <table:table-cell table:style-name="ce8" office:value-type="string" table:number-columns-spanned="4" table:number-rows-spanned="1">
            <text:p>Background Options:</text:p>
          </table:table-cell>
          <table:covered-table-cell table:style-name="ce8"/>
          <table:covered-table-cell table:number-columns-repeated="2" table:style-name="ce37"/>
          <table:table-cell table:style-name="ce39" table:formula="of:=INT([.F75]/10)" office:value-type="float" office:value="6">
            <text:p>6</text:p>
          </table:table-cell>
          <table:table-cell table:style-name="ce18"/>
          <table:table-cell table:style-name="ce43"/>
          <table:table-cell table:style-name="ce53" office:value-type="string" table:number-columns-spanned="6" table:number-rows-spanned="1">
            <text:p>(Note: No more than 30 Everyman skills, with no more than 1 OB and 1 DB skill.)</text:p>
          </table:table-cell>
          <table:covered-table-cell table:number-columns-repeated="4" table:style-name="ce58"/>
          <table:covered-table-cell table:style-name="ce65"/>
          <table:table-cell table:style-name="ce66"/>
          <table:table-cell table:number-columns-repeated="31"/>
        </table:table-row>
        <table:table-row table:style-name="ro3">
          <table:table-cell table:number-columns-repeated="46"/>
        </table:table-row>
        <table:table-row table:style-name="ro3">
          <table:table-cell office:value-type="string" table:number-columns-spanned="17" table:number-rows-spanned="1">
            <text:p>Data for copying into character generation spreadsheet:</text:p>
          </table:table-cell>
          <table:covered-table-cell table:number-columns-repeated="16"/>
          <table:table-cell table:number-columns-repeated="29"/>
        </table:table-row>
        <table:table-row table:style-name="ro3">
          <table:table-cell table:style-name="ce14" office:value-type="string">
            <text:p>Race</text:p>
          </table:table-cell>
          <table:table-cell table:style-name="ce14" office:value-type="string">
            <text:p>Ag</text:p>
          </table:table-cell>
          <table:table-cell table:style-name="ce14" office:value-type="string">
            <text:p>Co</text:p>
          </table:table-cell>
          <table:table-cell table:style-name="ce14" office:value-type="string">
            <text:p>Me</text:p>
          </table:table-cell>
          <table:table-cell table:style-name="ce14" office:value-type="string">
            <text:p>Re</text:p>
          </table:table-cell>
          <table:table-cell table:style-name="ce14" office:value-type="string">
            <text:p>SD</text:p>
          </table:table-cell>
          <table:table-cell table:style-name="ce14" office:value-type="string">
            <text:p>Em</text:p>
          </table:table-cell>
          <table:table-cell table:style-name="ce14" office:value-type="string">
            <text:p>In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Qu</text:p>
          </table:table-cell>
          <table:table-cell table:style-name="ce14" office:value-type="string">
            <text:p>St</text:p>
          </table:table-cell>
          <table:table-cell table:style-name="ce14" office:value-type="string">
            <text:p>Ess</text:p>
          </table:table-cell>
          <table:table-cell table:style-name="ce14" office:value-type="string">
            <text:p>Cha</text:p>
          </table:table-cell>
          <table:table-cell table:style-name="ce14" office:value-type="string">
            <text:p>Men</text:p>
          </table:table-cell>
          <table:table-cell table:style-name="ce14" office:value-type="string">
            <text:p>Poi</text:p>
          </table:table-cell>
          <table:table-cell table:style-name="ce14" office:value-type="string">
            <text:p>Dis</text:p>
          </table:table-cell>
          <table:table-cell table:style-name="ce14" office:value-type="string">
            <text:p>BGO</text:p>
          </table:table-cell>
          <table:table-cell table:style-name="ce68" office:value-type="string" table:number-columns-spanned="5" table:number-rows-spanned="1">
            <text:p>Body Dev prog</text:p>
          </table:table-cell>
          <table:covered-table-cell table:number-columns-repeated="4" table:style-name="ce70"/>
          <table:table-cell table:style-name="ce73" office:value-type="string">
            <text:p>Cha PP Dev</text:p>
          </table:table-cell>
          <table:table-cell table:style-name="ce70" table:number-columns-repeated="4"/>
          <table:table-cell table:style-name="ce73" office:value-type="string">
            <text:p>Ess PP Dev</text:p>
          </table:table-cell>
          <table:table-cell table:style-name="ce70" table:number-columns-repeated="4"/>
          <table:table-cell table:style-name="ce73" office:value-type="string">
            <text:p>Ment PP Dev</text:p>
          </table:table-cell>
          <table:table-cell table:style-name="ce70" table:number-columns-repeated="4"/>
          <table:table-cell table:style-name="ce73" office:value-type="string">
            <text:p>BD summ</text:p>
          </table:table-cell>
          <table:table-cell table:style-name="ce73" office:value-type="string">
            <text:p>Cha summ</text:p>
          </table:table-cell>
          <table:table-cell table:style-name="ce73" office:value-type="string">
            <text:p>Ess Summ</text:p>
          </table:table-cell>
          <table:table-cell table:style-name="ce73" office:value-type="string">
            <text:p>Ment Summ</text:p>
          </table:table-cell>
          <table:table-cell table:style-name="ce73"/>
          <table:table-cell table:style-name="ce76" office:value-type="string">
            <text:p>souldep</text:p>
          </table:table-cell>
          <table:table-cell table:style-name="ce76" office:value-type="string">
            <text:p>statloss</text:p>
          </table:table-cell>
          <table:table-cell table:style-name="ce76" office:value-type="string">
            <text:p>recovery</text:p>
          </table:table-cell>
          <table:table-cell table:style-name="ce76" office:value-type="string">
            <text:p>exh.points</text:p>
          </table:table-cell>
        </table:table-row>
        <table:table-row table:style-name="ro3">
          <table:table-cell table:style-name="ce15" table:formula="of:=[.B2]" office:value-type="float" office:value="0">
            <text:p>0</text:p>
          </table:table-cell>
          <table:table-cell table:style-name="ce30" table:formula="of:=[.B35]" office:value-type="float" office:value="0">
            <text:p>0</text:p>
          </table:table-cell>
          <table:table-cell table:style-name="ce30" table:formula="of:=[.B36]" office:value-type="float" office:value="0">
            <text:p>0</text:p>
          </table:table-cell>
          <table:table-cell table:style-name="ce30" table:formula="of:=[.B37]" office:value-type="float" office:value="0">
            <text:p>0</text:p>
          </table:table-cell>
          <table:table-cell table:style-name="ce30" table:formula="of:=[.B38]" office:value-type="float" office:value="0">
            <text:p>0</text:p>
          </table:table-cell>
          <table:table-cell table:style-name="ce30" table:formula="of:=[.B39]" office:value-type="float" office:value="0">
            <text:p>0</text:p>
          </table:table-cell>
          <table:table-cell table:style-name="ce30" table:formula="of:=[.B40]" office:value-type="float" office:value="0">
            <text:p>0</text:p>
          </table:table-cell>
          <table:table-cell table:style-name="ce30" table:formula="of:=[.C40]" office:value-type="float" office:value="0">
            <text:p>0</text:p>
          </table:table-cell>
          <table:table-cell table:style-name="ce30" table:formula="of:=[.D40]" office:value-type="float" office:value="0">
            <text:p>0</text:p>
          </table:table-cell>
          <table:table-cell table:style-name="ce30" table:formula="of:=[.E40]" office:value-type="float" office:value="0">
            <text:p>0</text:p>
          </table:table-cell>
          <table:table-cell table:style-name="ce30" table:formula="of:=[.F40]" office:value-type="float" office:value="0">
            <text:p>0</text:p>
          </table:table-cell>
          <table:table-cell table:style-name="ce30" table:formula="of:=[.B13]" office:value-type="float" office:value="0">
            <text:p>0</text:p>
          </table:table-cell>
          <table:table-cell table:style-name="ce30" table:formula="of:=[.B12]" office:value-type="float" office:value="0">
            <text:p>0</text:p>
          </table:table-cell>
          <table:table-cell table:style-name="ce30" table:formula="of:=[.B14]" office:value-type="float" office:value="0">
            <text:p>0</text:p>
          </table:table-cell>
          <table:table-cell table:style-name="ce30" table:formula="of:=[.B23]" office:value-type="float" office:value="0">
            <text:p>0</text:p>
          </table:table-cell>
          <table:table-cell table:style-name="ce30" table:formula="of:=[.B22]" office:value-type="float" office:value="0">
            <text:p>0</text:p>
          </table:table-cell>
          <table:table-cell table:style-name="ce67" table:formula="of:=[.F76]" office:value-type="float" office:value="6">
            <text:p>6</text:p>
          </table:table-cell>
          <table:table-cell table:style-name="ce69" office:value-type="float" office:value="0">
            <text:p>0</text:p>
          </table:table-cell>
          <table:table-cell table:style-name="ce71" table:formula="of:=MID([.$B4];3;1)" office:value-type="string" office:string-value="6">
            <text:p>6</text:p>
          </table:table-cell>
          <table:table-cell table:style-name="ce71" table:formula="of:=MID([.$B4];5;1)" office:value-type="string" office:string-value="4">
            <text:p>4</text:p>
          </table:table-cell>
          <table:table-cell table:style-name="ce71" table:formula="of:=MID([.$B4];7;1)" office:value-type="string" office:string-value="2">
            <text:p>2</text:p>
          </table:table-cell>
          <table:table-cell table:style-name="ce72" table:formula="of:=MID([.$B4];9;1)" office:value-type="string" office:string-value="1">
            <text:p>1</text:p>
          </table:table-cell>
          <table:table-cell table:style-name="ce69" office:value-type="float" office:value="0">
            <text:p>0</text:p>
          </table:table-cell>
          <table:table-cell table:style-name="ce71" table:formula="of:=MID([.$B6];3;1)" office:value-type="string" office:string-value="5">
            <text:p>5</text:p>
          </table:table-cell>
          <table:table-cell table:style-name="ce71" table:formula="of:=MID([.$B6];5;1)" office:value-type="string" office:string-value="3">
            <text:p>3</text:p>
          </table:table-cell>
          <table:table-cell table:style-name="ce71" table:formula="of:=MID([.$B6];7;1)" office:value-type="string" office:string-value="2">
            <text:p>2</text:p>
          </table:table-cell>
          <table:table-cell table:style-name="ce72" table:formula="of:=MID([.$B6];9;1)" office:value-type="string" office:string-value="2">
            <text:p>2</text:p>
          </table:table-cell>
          <table:table-cell table:style-name="ce69" office:value-type="float" office:value="0">
            <text:p>0</text:p>
          </table:table-cell>
          <table:table-cell table:style-name="ce71" table:formula="of:=MID([.$B8];3;1)" office:value-type="string" office:string-value="5">
            <text:p>5</text:p>
          </table:table-cell>
          <table:table-cell table:style-name="ce71" table:formula="of:=MID([.$B8];5;1)" office:value-type="string" office:string-value="3">
            <text:p>3</text:p>
          </table:table-cell>
          <table:table-cell table:style-name="ce71" table:formula="of:=MID([.$B8];7;1)" office:value-type="string" office:string-value="2">
            <text:p>2</text:p>
          </table:table-cell>
          <table:table-cell table:style-name="ce72" table:formula="of:=MID([.$B8];9;1)" office:value-type="string" office:string-value="2">
            <text:p>2</text:p>
          </table:table-cell>
          <table:table-cell table:style-name="ce69" office:value-type="float" office:value="0">
            <text:p>0</text:p>
          </table:table-cell>
          <table:table-cell table:style-name="ce71" table:formula="of:=MID([.$B9];3;1)" office:value-type="string" office:string-value="5">
            <text:p>5</text:p>
          </table:table-cell>
          <table:table-cell table:style-name="ce71" table:formula="of:=MID([.$B9];5;1)" office:value-type="string" office:string-value="3">
            <text:p>3</text:p>
          </table:table-cell>
          <table:table-cell table:style-name="ce71" table:formula="of:=MID([.$B9];7;1)" office:value-type="string" office:string-value="2">
            <text:p>2</text:p>
          </table:table-cell>
          <table:table-cell table:style-name="ce72" table:formula="of:=MID([.$B9];9;1)" office:value-type="string" office:string-value="2">
            <text:p>2</text:p>
          </table:table-cell>
          <table:table-cell table:style-name="ce74" table:formula="of:=[.R80]&amp;&quot;.&quot;&amp;[.S80]&amp;&quot;.&quot;&amp;[.T80]&amp;&quot;.&quot;&amp;[.U80]&amp;&quot;.&quot;&amp;[.V80]" office:value-type="string" office:string-value="0.6.4.2.1">
            <text:p>0.6.4.2.1</text:p>
          </table:table-cell>
          <table:table-cell table:style-name="ce74" table:formula="of:=[.W80]&amp;&quot;.&quot;&amp;[.X80]&amp;&quot;.&quot;&amp;[.Y80]&amp;&quot;.&quot;&amp;[.Z80]&amp;&quot;.&quot;&amp;[.AA80]" office:value-type="string" office:string-value="0.5.3.2.2">
            <text:p>0.5.3.2.2</text:p>
          </table:table-cell>
          <table:table-cell table:style-name="ce74" table:formula="of:=[.AB80]&amp;&quot;.&quot;&amp;[.AC80]&amp;&quot;.&quot;&amp;[.AD80]&amp;&quot;.&quot;&amp;[.AE80]&amp;&quot;.&quot;&amp;[.AF80]" office:value-type="string" office:string-value="0.5.3.2.2">
            <text:p>0.5.3.2.2</text:p>
          </table:table-cell>
          <table:table-cell table:style-name="ce74" table:formula="of:=[.AG80]&amp;&quot;.&quot;&amp;[.AH80]&amp;&quot;.&quot;&amp;[.AI80]&amp;&quot;.&quot;&amp;[.AJ80]&amp;&quot;.&quot;&amp;[.AK80]" office:value-type="string" office:string-value="0.5.3.2.2">
            <text:p>0.5.3.2.2</text:p>
          </table:table-cell>
          <table:table-cell table:style-name="ce75" table:formula="of:=[.B2]" office:value-type="float" office:value="0">
            <text:p>0</text:p>
          </table:table-cell>
          <table:table-cell table:style-name="ce77" table:formula="of:=[.B25]" office:value-type="float" office:value="12">
            <text:p>12</text:p>
          </table:table-cell>
          <table:table-cell table:style-name="ce77" table:formula="of:=[.B49]" office:value-type="float" office:value="3">
            <text:p>3</text:p>
          </table:table-cell>
          <table:table-cell table:style-name="ce77" table:formula="of:=[.B48]" office:value-type="float" office:value="1">
            <text:p>1</text:p>
          </table:table-cell>
          <table:table-cell table:style-name="ce78" table:formula="of:=[.B47]" office:value-type="float" office:value="0">
            <text:p>0</text:p>
          </table:table-cell>
        </table:table-row>
        <table:table-row table:style-name="ro3" table:number-rows-repeated="3">
          <table:table-cell table:number-columns-repeated="46"/>
        </table:table-row>
        <table:table-row table:style-name="ro3">
          <table:table-cell office:value-type="string">
            <text:p>Body Development</text:p>
          </table:table-cell>
          <table:table-cell table:number-columns-repeated="45"/>
        </table:table-row>
        <table:table-row table:style-name="ro3">
          <table:table-cell office:value-type="string">
            <text:p>0.6.2.2.1</text:p>
          </table:table-cell>
          <table:table-cell office:value-type="float" office:value="-17">
            <text:p>-17</text:p>
          </table:table-cell>
          <table:table-cell table:number-columns-repeated="44"/>
        </table:table-row>
        <table:table-row table:style-name="ro3">
          <table:table-cell office:value-type="string">
            <text:p>0.6.3.1.1</text:p>
          </table:table-cell>
          <table:table-cell office:value-type="float" office:value="-15">
            <text:p>-15</text:p>
          </table:table-cell>
          <table:table-cell table:number-columns-repeated="44"/>
        </table:table-row>
        <table:table-row table:style-name="ro3">
          <table:table-cell office:value-type="string">
            <text:p>0.6.3.2.1</text:p>
          </table:table-cell>
          <table:table-cell office:value-type="float" office:value="-10">
            <text:p>-10</text:p>
          </table:table-cell>
          <table:table-cell table:number-columns-repeated="44"/>
        </table:table-row>
        <table:table-row table:style-name="ro3">
          <table:table-cell office:value-type="string">
            <text:p>0.6.4.2.1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string">
            <text:p>0.7.3.2.1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string">
            <text:p>0.6.5.2.1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string">
            <text:p>0.7.4.2.1</text:p>
          </table:table-cell>
          <table:table-cell office:value-type="float" office:value="13">
            <text:p>13</text:p>
          </table:table-cell>
          <table:table-cell table:number-columns-repeated="44"/>
        </table:table-row>
        <table:table-row table:style-name="ro3">
          <table:table-cell office:value-type="string">
            <text:p>0.7.5.3.1</text:p>
          </table:table-cell>
          <table:table-cell office:value-type="float" office:value="15">
            <text:p>15</text:p>
          </table:table-cell>
          <table:table-cell table:number-columns-repeated="44"/>
        </table:table-row>
        <table:table-row table:style-name="ro3">
          <table:table-cell office:value-type="string">
            <text:p>Power Points</text:p>
          </table:table-cell>
          <table:table-cell table:number-columns-repeated="45"/>
        </table:table-row>
        <table:table-row table:style-name="ro3">
          <table:table-cell office:value-type="string">
            <text:p>0.2.1.1.1</text:p>
          </table:table-cell>
          <table:table-cell office:value-type="float" office:value="-25">
            <text:p>-25</text:p>
          </table:table-cell>
          <table:table-cell table:number-columns-repeated="44"/>
        </table:table-row>
        <table:table-row table:style-name="ro3">
          <table:table-cell office:value-type="string">
            <text:p>0.3.2.1.1</text:p>
          </table:table-cell>
          <table:table-cell office:value-type="float" office:value="-20">
            <text:p>-20</text:p>
          </table:table-cell>
          <table:table-cell table:number-columns-repeated="44"/>
        </table:table-row>
        <table:table-row table:style-name="ro3">
          <table:table-cell office:value-type="string">
            <text:p>0.4.3.2.1</text:p>
          </table:table-cell>
          <table:table-cell office:value-type="float" office:value="-10">
            <text:p>-10</text:p>
          </table:table-cell>
          <table:table-cell table:number-columns-repeated="44"/>
        </table:table-row>
        <table:table-row table:style-name="ro3">
          <table:table-cell office:value-type="string">
            <text:p>0.5.3.2.2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string">
            <text:p>0.6.4.3.2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string">
            <text:p>0.6.5.4.3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string">
            <text:p>0.6.6.4.3</text:p>
          </table:table-cell>
          <table:table-cell office:value-type="float" office:value="13">
            <text:p>13</text:p>
          </table:table-cell>
          <table:table-cell table:number-columns-repeated="44"/>
        </table:table-row>
        <table:table-row table:style-name="ro3">
          <table:table-cell office:value-type="string">
            <text:p>0.7.6.5.4</text:p>
          </table:table-cell>
          <table:table-cell office:value-type="float" office:value="15">
            <text:p>15</text:p>
          </table:table-cell>
          <table:table-cell table:number-columns-repeated="44"/>
        </table:table-row>
        <table:table-row table:style-name="ro3">
          <table:table-cell office:value-type="string">
            <text:p>Lifespan</text:p>
          </table:table-cell>
          <table:table-cell table:number-columns-repeated="45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-5">
            <text:p>-5</text:p>
          </table:table-cell>
          <table:table-cell table:number-columns-repeated="44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table:number-columns-repeated="44"/>
        </table:table-row>
        <table:table-row table:style-name="ro3">
          <table:table-cell office:value-type="float" office:value="301">
            <text:p>301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501">
            <text:p>501</text:p>
          </table:table-cell>
          <table:table-cell office:value-type="float" office:value="7">
            <text:p>7</text:p>
          </table:table-cell>
          <table:table-cell table:number-columns-repeated="44"/>
        </table:table-row>
        <table:table-row table:style-name="ro3">
          <table:table-cell office:value-type="float" office:value="801">
            <text:p>801</text:p>
          </table:table-cell>
          <table:table-cell office:value-type="float" office:value="9">
            <text:p>9</text:p>
          </table:table-cell>
          <table:table-cell table:number-columns-repeated="44"/>
        </table:table-row>
        <table:table-row table:style-name="ro3">
          <table:table-cell office:value-type="float" office:value="1201">
            <text:p>1201</text:p>
          </table:table-cell>
          <table:table-cell office:value-type="float" office:value="11">
            <text:p>11</text:p>
          </table:table-cell>
          <table:table-cell table:number-columns-repeated="44"/>
        </table:table-row>
        <table:table-row table:style-name="ro3">
          <table:table-cell office:value-type="float" office:value="1701">
            <text:p>1701</text:p>
          </table:table-cell>
          <table:table-cell office:value-type="float" office:value="13">
            <text:p>13</text:p>
          </table:table-cell>
          <table:table-cell table:number-columns-repeated="44"/>
        </table:table-row>
        <table:table-row table:style-name="ro3">
          <table:table-cell office:value-type="float" office:value="2301">
            <text:p>2301</text:p>
          </table:table-cell>
          <table:table-cell office:value-type="float" office:value="15">
            <text:p>15</text:p>
          </table:table-cell>
          <table:table-cell table:number-columns-repeated="44"/>
        </table:table-row>
        <table:table-row table:style-name="ro3">
          <table:table-cell office:value-type="string">
            <text:p>Resistance Rolls</text:p>
          </table:table-cell>
          <table:table-cell table:number-columns-repeated="45"/>
        </table:table-row>
        <table:table-row table:style-name="ro3">
          <table:table-cell office:value-type="float" office:value="-50">
            <text:p>-50</text:p>
          </table:table-cell>
          <table:table-cell office:value-type="float" office:value="-90">
            <text:p>-90</text:p>
          </table:table-cell>
          <table:table-cell table:number-columns-repeated="44"/>
        </table:table-row>
        <table:table-row table:style-name="ro3">
          <table:table-cell office:value-type="float" office:value="-45">
            <text:p>-45</text:p>
          </table:table-cell>
          <table:table-cell office:value-type="float" office:value="-80">
            <text:p>-80</text:p>
          </table:table-cell>
          <table:table-cell table:number-columns-repeated="44"/>
        </table:table-row>
        <table:table-row table:style-name="ro3">
          <table:table-cell office:value-type="float" office:value="-40">
            <text:p>-40</text:p>
          </table:table-cell>
          <table:table-cell office:value-type="float" office:value="-70">
            <text:p>-70</text:p>
          </table:table-cell>
          <table:table-cell table:number-columns-repeated="44"/>
        </table:table-row>
        <table:table-row table:style-name="ro3">
          <table:table-cell office:value-type="float" office:value="-35">
            <text:p>-35</text:p>
          </table:table-cell>
          <table:table-cell office:value-type="float" office:value="-60">
            <text:p>-60</text:p>
          </table:table-cell>
          <table:table-cell table:number-columns-repeated="44"/>
        </table:table-row>
        <table:table-row table:style-name="ro3">
          <table:table-cell office:value-type="float" office:value="-30">
            <text:p>-30</text:p>
          </table:table-cell>
          <table:table-cell office:value-type="float" office:value="-50">
            <text:p>-50</text:p>
          </table:table-cell>
          <table:table-cell table:number-columns-repeated="44"/>
        </table:table-row>
        <table:table-row table:style-name="ro3">
          <table:table-cell office:value-type="float" office:value="-25">
            <text:p>-25</text:p>
          </table:table-cell>
          <table:table-cell office:value-type="float" office:value="-40">
            <text:p>-40</text:p>
          </table:table-cell>
          <table:table-cell table:number-columns-repeated="44"/>
        </table:table-row>
        <table:table-row table:style-name="ro3">
          <table:table-cell office:value-type="float" office:value="-20">
            <text:p>-20</text:p>
          </table:table-cell>
          <table:table-cell office:value-type="float" office:value="-30">
            <text:p>-30</text:p>
          </table:table-cell>
          <table:table-cell table:number-columns-repeated="44"/>
        </table:table-row>
        <table:table-row table:style-name="ro3">
          <table:table-cell office:value-type="float" office:value="-15">
            <text:p>-15</text:p>
          </table:table-cell>
          <table:table-cell office:value-type="float" office:value="-20">
            <text:p>-20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-10">
            <text:p>-10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-5">
            <text:p>-5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4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44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44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44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number-columns-repeated="44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44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number-columns-repeated="44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44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44"/>
        </table:table-row>
        <table:table-row table:style-name="ro3">
          <table:table-cell office:value-type="string">
            <text:p>Soul Departure</text:p>
          </table:table-cell>
          <table:table-cell table:number-columns-repeated="4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table:number-columns-repeated="4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-20">
            <text:p>-20</text:p>
          </table:table-cell>
          <table:table-cell table:number-columns-repeated="4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15">
            <text:p>-15</text:p>
          </table:table-cell>
          <table:table-cell table:number-columns-repeated="4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11">
            <text:p>-11</text:p>
          </table:table-cell>
          <table:table-cell table:number-columns-repeated="44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table:number-columns-repeated="4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-7">
            <text:p>-7</text:p>
          </table:table-cell>
          <table:table-cell table:number-columns-repeated="44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table:number-columns-repeated="4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table:number-columns-repeated="44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number-columns-repeated="4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44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table:number-columns-repeated="44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44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4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4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4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4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4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44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44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44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44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table:number-columns-repeated="44"/>
        </table:table-row>
        <table:table-row table:style-name="ro3">
          <table:table-cell office:value-type="string">
            <text:p>Starting Languages</text:p>
          </table:table-cell>
          <table:table-cell table:number-columns-repeated="4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table:number-columns-repeated="4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4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4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44"/>
        </table:table-row>
        <table:table-row table:style-name="ro3">
          <table:table-cell office:value-type="string">
            <text:p>Stat Bonuses</text:p>
          </table:table-cell>
          <table:table-cell table:number-columns-repeated="45"/>
        </table:table-row>
        <table:table-row table:style-name="ro3">
          <table:table-cell office:value-type="float" office:value="-10">
            <text:p>-10</text:p>
          </table:table-cell>
          <table:table-cell office:value-type="float" office:value="-45">
            <text:p>-45</text:p>
          </table:table-cell>
          <table:table-cell table:number-columns-repeated="44"/>
        </table:table-row>
        <table:table-row table:style-name="ro3">
          <table:table-cell office:value-type="float" office:value="-9">
            <text:p>-9</text:p>
          </table:table-cell>
          <table:table-cell office:value-type="float" office:value="-35">
            <text:p>-35</text:p>
          </table:table-cell>
          <table:table-cell table:number-columns-repeated="44"/>
        </table:table-row>
        <table:table-row table:style-name="ro3">
          <table:table-cell office:value-type="float" office:value="-8">
            <text:p>-8</text:p>
          </table:table-cell>
          <table:table-cell office:value-type="float" office:value="-30">
            <text:p>-30</text:p>
          </table:table-cell>
          <table:table-cell table:number-columns-repeated="44"/>
        </table:table-row>
        <table:table-row table:style-name="ro3">
          <table:table-cell office:value-type="float" office:value="-7">
            <text:p>-7</text:p>
          </table:table-cell>
          <table:table-cell office:value-type="float" office:value="-25">
            <text:p>-25</text:p>
          </table:table-cell>
          <table:table-cell table:number-columns-repeated="44"/>
        </table:table-row>
        <table:table-row table:style-name="ro3">
          <table:table-cell office:value-type="float" office:value="-6">
            <text:p>-6</text:p>
          </table:table-cell>
          <table:table-cell office:value-type="float" office:value="-20">
            <text:p>-20</text:p>
          </table:table-cell>
          <table:table-cell table:number-columns-repeated="44"/>
        </table:table-row>
        <table:table-row table:style-name="ro3">
          <table:table-cell office:value-type="float" office:value="-5">
            <text:p>-5</text:p>
          </table:table-cell>
          <table:table-cell office:value-type="float" office:value="-13">
            <text:p>-13</text:p>
          </table:table-cell>
          <table:table-cell table:number-columns-repeated="44"/>
        </table:table-row>
        <table:table-row table:style-name="ro3">
          <table:table-cell office:value-type="float" office:value="-4">
            <text:p>-4</text:p>
          </table:table-cell>
          <table:table-cell office:value-type="float" office:value="-10">
            <text:p>-10</text:p>
          </table:table-cell>
          <table:table-cell table:number-columns-repeated="44"/>
        </table:table-row>
        <table:table-row table:style-name="ro3"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table:number-columns-repeated="44"/>
        </table:table-row>
        <table:table-row table:style-name="ro3"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table:number-columns-repeated="44"/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4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44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4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44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table:number-columns-repeated="4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44"/>
        </table:table-row>
        <table:table-row table:style-name="ro3">
          <table:table-cell office:value-type="string">
            <text:p>Required Sleep</text:p>
          </table:table-cell>
          <table:table-cell table:number-columns-repeated="45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4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table:number-columns-repeated="4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table:number-columns-repeated="44"/>
        </table:table-row>
        <table:table-row table:style-name="ro3">
          <table:table-cell office:value-type="string">
            <text:p>Exhaustion Points</text:p>
          </table:table-cell>
          <table:table-cell table:number-columns-repeated="45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4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44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number-columns-repeated="44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44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number-columns-repeated="44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table:number-columns-repeated="44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table:number-columns-repeated="44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table:number-columns-repeated="44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44"/>
        </table:table-row>
        <table:table-row table:style-name="ro3">
          <table:table-cell office:value-type="string">
            <text:p>Talent Points</text:p>
          </table:table-cell>
          <table:table-cell table:number-columns-repeated="45"/>
        </table:table-row>
        <table:table-row table:style-name="ro3">
          <table:table-cell office:value-type="float" office:value="-200">
            <text:p>-200</text:p>
          </table:table-cell>
          <table:table-cell office:value-type="float" office:value="65">
            <text:p>65</text:p>
          </table:table-cell>
          <table:table-cell table:number-columns-repeated="44"/>
        </table:table-row>
        <table:table-row table:style-name="ro3">
          <table:table-cell office:value-type="float" office:value="-75">
            <text:p>-75</text:p>
          </table:table-cell>
          <table:table-cell office:value-type="float" office:value="60">
            <text:p>60</text:p>
          </table:table-cell>
          <table:table-cell table:number-columns-repeated="44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44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table:number-columns-repeated="44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table:number-columns-repeated="44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table:number-columns-repeated="44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table:number-columns-repeated="44"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30">
            <text:p>30</text:p>
          </table:table-cell>
          <table:table-cell table:number-columns-repeated="44"/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25">
            <text:p>25</text:p>
          </table:table-cell>
          <table:table-cell table:number-columns-repeated="44"/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20">
            <text:p>20</text:p>
          </table:table-cell>
          <table:table-cell table:number-columns-repeated="44"/>
        </table:table-row>
        <table:table-row table:style-name="ro3"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table:number-columns-repeated="44"/>
        </table:table-row>
        <table:table-row table:style-name="ro3">
          <table:table-cell office:value-type="float" office:value="276">
            <text:p>276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301">
            <text:p>301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string">
            <text:p>Recovery Multiplier</text:p>
          </table:table-cell>
          <table:table-cell table:number-columns-repeated="45"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0">
            <text:p>10</text:p>
          </table:table-cell>
          <table:table-cell table:number-columns-repeated="44"/>
        </table:table-row>
        <table:table-row table:style-name="ro3">
          <table:table-cell office:value-type="float" office:value="0.75">
            <text:p>0,75</text:p>
          </table:table-cell>
          <table:table-cell office:value-type="float" office:value="5">
            <text:p>5</text:p>
          </table:table-cell>
          <table:table-cell table:number-columns-repeated="44"/>
        </table:table-row>
        <table:table-row table:style-name="ro3"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table:number-columns-repeated="44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4"/>
        </table:table-row>
        <table:table-row table:style-name="ro3">
          <table:table-cell office:value-type="float" office:value="1.5">
            <text:p>1,5</text:p>
          </table:table-cell>
          <table:table-cell office:value-type="float" office:value="-10">
            <text:p>-10</text:p>
          </table:table-cell>
          <table:table-cell table:number-columns-repeated="44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-25">
            <text:p>-25</text:p>
          </table:table-cell>
          <table:table-cell table:number-columns-repeated="44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45">
            <text:p>-45</text:p>
          </table:table-cell>
          <table:table-cell table:number-columns-repeated="44"/>
        </table:table-row>
        <table:named-expressions/>
      </table:table>
      <table:named-expressions>
        <table:named-range table:name="BodyDev" table:base-cell-address="$Blank.$A$1" table:cell-range-address="$Blank.$A$85:$Blank.$A$92"/>
        <table:named-range table:name="BodyDevelopment" table:base-cell-address="$Blank.$A$1" table:cell-range-address="$Blank.$A$85:$Blank.$B$92"/>
        <table:named-range table:name="ExhaustionPoints" table:base-cell-address="$Blank.$A$1" table:cell-range-address="$Blank.$A$199:$Blank.$B$209"/>
        <table:named-range table:name="Languages" table:base-cell-address="$Blank.$A$1" table:cell-range-address="$Blank.$A$162:$Blank.$B$168"/>
        <table:named-range table:name="Lifespan" table:base-cell-address="$Blank.$A$1" table:cell-range-address="$Blank.$A$103:$Blank.$B$111"/>
        <table:named-range table:name="PowerPoints" table:base-cell-address="$Blank.$A$1" table:cell-range-address="$Blank.$A$94:$Blank.$B$101"/>
        <table:named-range table:name="PowPoint" table:base-cell-address="$Blank.$A$1" table:cell-range-address="$Blank.$A$94:$Blank.$A$101"/>
        <table:named-range table:name="RecoveryMultiplier" table:base-cell-address="$Blank.$A$1" table:cell-range-address="$Blank.$A$226:$Blank.$B$232"/>
        <table:named-range table:name="RecovMult" table:base-cell-address="$Blank.$A$1" table:cell-range-address="$Blank.$A$226:$Blank.$A$232"/>
        <table:named-range table:name="RequiredSleep" table:base-cell-address="$Blank.$A$1" table:cell-range-address="$Blank.$A$192:$Blank.$B$197"/>
        <table:named-range table:name="ResistanceRolls" table:base-cell-address="$Blank.$A$1" table:cell-range-address="$Blank.$A$113:$Blank.$B$135"/>
        <table:named-range table:name="SoulDeparture" table:base-cell-address="$Blank.$A$1" table:cell-range-address="$Blank.$A$137:$Blank.$B$160"/>
        <table:named-range table:name="StatBonuses" table:base-cell-address="$Blank.$A$1" table:cell-range-address="$Blank.$A$170:$Blank.$B$190"/>
        <table:named-range table:name="TalentPoints" table:base-cell-address="$Blank.$A$1" table:cell-range-address="$Blank.$A$211:$Blank.$B$224"/>
        <table:named-expression table:name="Excel_BuiltIn_Print_Area" table:base-cell-address="$Blank.$A$1" table:expression="$#REF!.$A$1:$N$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+</number:text>
      <number:number number:decimal-places="0" number:min-integer-digits="0"/>
    </number:number-style>
    <number:number-style style:name="N157P1" style:volatile="true">
      <number:text>-</number:text>
      <number:number number:decimal-places="0" number:min-integer-digits="0"/>
    </number:number-style>
    <number:number-style style:name="N157">
      <number:number number:decimal-places="0" number:min-integer-digits="1"/>
      <style:map style:condition="value()&gt;0" style:apply-style-name="N157P0"/>
      <style:map style:condition="value()&lt;0" style:apply-style-name="N157P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22/09/2013</text:date>, <text:time>20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9T08:48:40.53</meta:creation-date>
    <dc:date>2013-09-22T20:43:30.60</dc:date>
    <meta:editing-duration>PT1H24M31S</meta:editing-duration>
    <meta:editing-cycles>11</meta:editing-cycles>
    <meta:generator>OpenOffice/4.0.0$Win32 OpenOffice.org_project/400m3$Build-9702</meta:generator>
    <dc:creator>Aun Johnsen</dc:creator>
    <meta:document-statistic meta:table-count="1" meta:cell-count="623" meta:object-count="0"/>
  </office:meta>
</office:document-meta>
</file>